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TypeTable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Helper.printNotLoadDependentClass( PrintWriter out , boolean optional , NoClassDefFoundError ncdfe , String dirL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nentHelper.updateDataTypeDefinition( AntTypeDefinition de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ponentHelper.createDataType(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Helper.getElementName( Object o , boolean brie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nentHelper.getDataTypeDefin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onentHelper.getUnmappedElementName( Class c , boolean bri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nentHelper.enterAntLib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Helper.getDefaultDefinitions( boolean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mponentHelper.updateRestrictedDefinition( AntTypeDefinition 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onentHelper.sameDefinition( AntTypeDefinition def , AntTypeDefinition o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Helper.getChecked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ypeTable.crea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Helper.getComponentHelper( Project pro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tTypeTable.getDefinition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Helper.checkNamespace( String compone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onentHelper.addTaskDefinition( String taskName , Class task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Helper.getElementName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Helper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Helper.addDataTypeDefinition( AntTypeDefinition 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Helper.getTaskDefin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onentHelper.validDefinition( AntTypeDefinition 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Helper.setNext( ComponentHelper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Helper.getAntTyp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Helper.initTas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tTypeTable.findMatches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tTypeTable.contains( Object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Helper.checkTaskClass( final Class task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ntTypeTable.getExposedClas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Helper.createNewTask( String task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nentHelper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Helper.createComponent( UnknownElement ue , String ns , String compon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nentHelper.printUnknownDefinition( PrintWriter out , String componentName , String dirList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ntTypeTable.AntTypeTable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Helper.Component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Helper.exitAntLi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Helper.getElementName( Project p , Object o , boolean bri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Helper.createComponent( String compon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Helper.diagnoseCreationFailure( String componentName , String typ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">
            <text:p text:style-name="Table_20_Contents">5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AntTypeTable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Helper.createTask( String task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Helper.initDefaul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TypeTable.getTypeClas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Helper.printClassNotFound( PrintWriter out , String classname , boolean optional , String dirL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nentHelper.getCurrentAntlib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Helper.getComponentClass( String compon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Helper.get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Helper.initSubProject( ComponentHelper hel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onentHelper.getClassLoader( ClassLoader class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Helper.getDefinition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Helper.getRestrictedDefin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onentHelper.addDataTypeDefinition( String typeName , Class typ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Helper.getRestrictedDefinitions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Helper.init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